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6.567cm" fo:min-width="7.498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4.498cm" fo:min-width="8.314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4.277cm" fo:min-width="8.314cm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0.882cm" fo:min-width="2.847cm" draw:shadow="visible"/>
      <style:paragraph-properties style:writing-mode="lr-tb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0.882cm" fo:min-width="3.27cm" draw:shadow="visible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="Arrow_20_large" draw:marker-end-width="0.25cm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" style:family="graphic" style:parent-style-name="objectwithoutfill">
      <style:graphic-properties svg:stroke-width="0.03cm" svg:stroke-color="#ff0000" draw:marker-start-width="0.25cm" draw:marker-end="Arrowheads_20_1" draw:marker-end-width="0.3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2a6099" draw:marker-start-width="0.25cm" draw:marker-end="Arrowheads_20_1" draw:marker-end-width="0.35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a933" draw:marker-start-width="0.25cm" draw:marker-end="Arrowheads_20_1" draw:marker-end-width="0.3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solid" draw:fill-color="#dddddd"/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98cm" svg:height="6.817cm" svg:x="-0.664cm" svg:y="2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14cm" svg:height="4.748cm" svg:x="10.936cm" svg:y="7.4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14cm" svg:height="4.527cm" svg:x="10.936cm" svg:y="2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347cm" svg:height="1.132cm" svg:x="-3.55cm" svg:y="1.196cm">
          <text:p text:style-name="P2"><text:span text:style-name="T1">Invoi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3.77cm" svg:height="1.132cm" svg:x="-0.45cm" svg:y="2.796cm">
          <text:p text:style-name="P2"><text:span text:style-name="T1">Paymen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-1.876cm" svg:y1="2.328cm" svg:x2="-0.45cm" svg:y2="3.362cm" draw:start-shape="id1" draw:start-glue-point="2" draw:end-shape="id2" draw:end-glue-point="3" svg:d="M-1876 2328v1034h1426" svg:viewBox="0 0 1427 1035">
          <text:p/>
        </draw:connector>
        <draw:custom-shape draw:style-name="gr5" draw:text-style-name="P3" xml:id="id3" draw:id="id3" draw:layer="layout" svg:width="3.77cm" svg:height="1.132cm" svg:x="-0.45cm" svg:y="4.196cm">
          <text:p text:style-name="P2"><text:span text:style-name="T1">Audi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443cm" svg:x1="-1.884cm" svg:y1="2.383cm" svg:x2="-0.45cm" svg:y2="4.762cm" draw:end-shape="id3" draw:end-glue-point="3" svg:d="M-1884 2383h24v2379h1410" svg:viewBox="0 0 1435 2380">
          <text:p/>
        </draw:connector>
        <draw:custom-shape draw:style-name="gr5" draw:text-style-name="P3" xml:id="id4" draw:id="id4" draw:layer="layout" svg:width="3.77cm" svg:height="1.132cm" svg:x="-0.45cm" svg:y="5.596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394cm" svg:x1="-1.891cm" svg:y1="2.439cm" svg:x2="-0.45cm" svg:y2="6.162cm" draw:end-shape="id4" draw:end-glue-point="3" svg:d="M-1891 2439h77v3723h1364" svg:viewBox="0 0 1442 3724">
          <text:p/>
        </draw:connector>
        <draw:custom-shape draw:style-name="gr4" draw:text-style-name="P3" xml:id="id5" draw:id="id5" draw:layer="layout" svg:width="3.347cm" svg:height="1.132cm" svg:x="8.143cm" svg:y="1.215cm">
          <text:p text:style-name="P2"><text:span text:style-name="T1">Invoi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3.77cm" svg:height="1.132cm" svg:x="11.243cm" svg:y="2.815cm">
          <text:p text:style-name="P2"><text:span text:style-name="T1">Paymen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816cm" svg:y1="2.347cm" svg:x2="11.243cm" svg:y2="3.381cm" draw:start-shape="id5" draw:start-glue-point="2" draw:end-shape="id6" draw:end-glue-point="3" svg:d="M9816 2347v1034h1427" svg:viewBox="0 0 1428 1035">
          <text:p/>
        </draw:connector>
        <draw:custom-shape draw:style-name="gr5" draw:text-style-name="P3" xml:id="id7" draw:id="id7" draw:layer="layout" svg:width="3.77cm" svg:height="1.132cm" svg:x="11.243cm" svg:y="4.215cm">
          <text:p text:style-name="P2"><text:span text:style-name="T1">Audi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443cm" svg:x1="9.809cm" svg:y1="2.402cm" svg:x2="11.243cm" svg:y2="4.781cm" draw:end-shape="id7" draw:end-glue-point="3" svg:d="M9809 2402h24v2379h1410" svg:viewBox="0 0 1435 2380">
          <text:p/>
        </draw:connector>
        <draw:connector draw:style-name="gr6" draw:text-style-name="P4" xml:id="id9" draw:id="id9" draw:layer="layout" draw:line-skew="-0.524cm" svg:x1="9.882cm" svg:y1="2.394cm" svg:x2="11.243cm" svg:y2="8.381cm" draw:end-shape="id8" draw:end-glue-point="3" svg:d="M9882 2394h-94v5987h1455" svg:viewBox="0 0 1456 5988">
          <text:p/>
        </draw:connector>
        <draw:custom-shape draw:style-name="gr5" draw:text-style-name="P3" xml:id="id8" draw:id="id8" draw:layer="layout" svg:width="3.77cm" svg:height="1.132cm" svg:x="11.243cm" svg:y="7.815cm">
          <text:p text:style-name="P2"><text:span text:style-name="T1">Pay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3.77cm" svg:height="1.132cm" svg:x="11.243cm" svg:y="9.215cm">
          <text:p text:style-name="P2"><text:span text:style-name="T1">Audi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0.58cm 0.515cm" svg:x1="9.882cm" svg:y1="2.394cm" svg:x2="11.243cm" svg:y2="9.781cm" draw:start-shape="id9" draw:start-glue-point="2" draw:end-shape="id10" draw:end-glue-point="3" svg:d="M9882 2394v65h-94v7322h1455" svg:viewBox="0 0 1456 7388">
          <text:p/>
        </draw:connector>
        <draw:frame draw:style-name="gr7" draw:text-style-name="P5" draw:layer="layout" svg:width="3.51cm" svg:height="2.384cm" svg:x="16.352cm" svg:y="2.738cm">
          <draw:text-box>
            <text:p>Consumer host A</text:p>
          </draw:text-box>
        </draw:frame>
        <draw:custom-shape draw:style-name="gr5" draw:text-style-name="P3" xml:id="id11" draw:id="id11" draw:layer="layout" svg:width="3.77cm" svg:height="1.132cm" svg:x="11.243cm" svg:y="5.615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3.77cm" svg:height="1.132cm" svg:x="11.243cm" svg:y="10.615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52cm" svg:x1="9.809cm" svg:y1="2.402cm" svg:x2="11.243cm" svg:y2="6.181cm" draw:end-shape="id11" svg:d="M9809 2402h-53v3779h1487" svg:viewBox="0 0 1488 3780">
          <text:p/>
        </draw:connector>
        <draw:connector draw:style-name="gr6" draw:text-style-name="P4" draw:layer="layout" draw:line-skew="-0.534cm" svg:x1="9.802cm" svg:y1="2.458cm" svg:x2="11.243cm" svg:y2="11.181cm" draw:end-shape="id12" draw:end-glue-point="3" svg:d="M9802 2458h-64v8723h1505" svg:viewBox="0 0 1506 8724">
          <text:p/>
        </draw:connector>
        <draw:custom-shape draw:style-name="gr2" draw:text-style-name="P1" draw:layer="layout" svg:width="8.814cm" svg:height="4.748cm" svg:x="10.343cm" svg:y="1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14cm" svg:height="4.527cm" svg:x="10.343cm" svg:y="1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7" draw:id="id17" draw:layer="layout" svg:width="3.77cm" svg:height="1.132cm" svg:x="10.65cm" svg:y="14.697cm">
          <text:p text:style-name="P2"><text:span text:style-name="T1">Pay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7cm" svg:height="1.132cm" svg:x="10.65cm" svg:y="16.097cm">
          <text:p text:style-name="P2"><text:span text:style-name="T1">Aud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8" draw:id="id18" draw:layer="layout" svg:width="3.77cm" svg:height="1.132cm" svg:x="10.65cm" svg:y="19.697cm">
          <text:p text:style-name="P2"><text:span text:style-name="T1">Pay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7cm" svg:height="1.132cm" svg:x="10.65cm" svg:y="21.097cm">
          <text:p text:style-name="P2"><text:span text:style-name="T1">Audi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7cm" svg:height="1.132cm" svg:x="10.65cm" svg:y="17.497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7cm" svg:height="1.132cm" svg:x="10.65cm" svg:y="22.497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3.347cm" svg:height="1.132cm" svg:x="1.25cm" svg:y="14.596cm">
          <text:p text:style-name="P2"><text:span text:style-name="T1">Invoi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4" draw:id="id14" draw:layer="layout" svg:width="3.77cm" svg:height="1.132cm" svg:x="4.35cm" svg:y="16.196cm">
          <text:p text:style-name="P2"><text:span text:style-name="T1">Pay</text:span><text:span text:style-name="T1">me</text:span><text:span text:style-name="T1">n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.923cm" svg:y1="15.728cm" svg:x2="4.35cm" svg:y2="16.762cm" draw:start-shape="id13" draw:start-glue-point="2" draw:end-shape="id14" draw:end-glue-point="3" svg:d="M2923 15728v1034h1427" svg:viewBox="0 0 1428 1035">
          <text:p/>
        </draw:connector>
        <draw:custom-shape draw:style-name="gr5" draw:text-style-name="P3" xml:id="id15" draw:id="id15" draw:layer="layout" svg:width="3.77cm" svg:height="1.132cm" svg:x="4.35cm" svg:y="17.596cm">
          <text:p text:style-name="P2"><text:span text:style-name="T1">Au</text:span><text:span text:style-name="T1">di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443cm" svg:x1="2.916cm" svg:y1="15.783cm" svg:x2="4.35cm" svg:y2="18.162cm" draw:end-shape="id15" draw:end-glue-point="3" svg:d="M2916 15783h24v2379h1410" svg:viewBox="0 0 1435 2380">
          <text:p/>
        </draw:connector>
        <draw:custom-shape draw:style-name="gr5" draw:text-style-name="P3" xml:id="id16" draw:id="id16" draw:layer="layout" svg:width="3.77cm" svg:height="1.132cm" svg:x="4.35cm" svg:y="18.996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0.383cm" svg:x1="2.909cm" svg:y1="15.839cm" svg:x2="4.35cm" svg:y2="19.562cm" draw:end-shape="id16" draw:end-glue-point="3" svg:d="M2909 15839h87v3723h1354" svg:viewBox="0 0 1442 3724">
          <text:p/>
        </draw:connector>
        <draw:connector draw:style-name="gr8" draw:text-style-name="P6" draw:layer="layout" draw:type="line" svg:x1="8.12cm" svg:y1="16.762cm" svg:x2="10.65cm" svg:y2="15.263cm" draw:start-shape="id14" draw:start-glue-point="1" draw:end-shape="id17" draw:end-glue-point="3" svg:d="M8120 16762l2530-1499" svg:viewBox="0 0 2531 1500">
          <text:p/>
        </draw:connector>
        <draw:connector draw:style-name="gr8" draw:text-style-name="P6" draw:layer="layout" draw:type="line" svg:x1="8.12cm" svg:y1="16.762cm" svg:x2="10.65cm" svg:y2="20.263cm" draw:start-shape="id14" draw:start-glue-point="1" draw:end-shape="id18" draw:end-glue-point="3" svg:d="M8120 16762l2530 3501" svg:viewBox="0 0 2531 3502">
          <text:p/>
        </draw:connector>
        <draw:connector draw:style-name="gr9" draw:text-style-name="P6" draw:layer="layout" draw:type="line" svg:x1="8.113cm" svg:y1="18.17cm" svg:x2="10.643cm" svg:y2="16.671cm" svg:d="M8113 18170l2530-1499" svg:viewBox="0 0 2531 1500">
          <text:p/>
        </draw:connector>
        <draw:connector draw:style-name="gr9" draw:text-style-name="P6" draw:layer="layout" draw:type="line" svg:x1="8.113cm" svg:y1="18.155cm" svg:x2="10.643cm" svg:y2="21.656cm" svg:d="M8113 18155l2530 3501" svg:viewBox="0 0 2531 3502">
          <text:p/>
        </draw:connector>
        <draw:connector draw:style-name="gr10" draw:text-style-name="P6" draw:layer="layout" draw:type="line" svg:x1="8.106cm" svg:y1="19.571cm" svg:x2="10.636cm" svg:y2="18.072cm" svg:d="M8106 19571l2530-1499" svg:viewBox="0 0 2531 1500">
          <text:p/>
        </draw:connector>
        <draw:connector draw:style-name="gr10" draw:text-style-name="P6" draw:layer="layout" draw:type="line" svg:x1="8.106cm" svg:y1="19.556cm" svg:x2="10.636cm" svg:y2="23.057cm" svg:d="M8106 19556l2530 3501" svg:viewBox="0 0 2531 3502">
          <text:p/>
        </draw:connector>
        <draw:frame draw:style-name="gr7" draw:text-style-name="P5" draw:layer="layout" svg:width="3.51cm" svg:height="2.384cm" svg:x="16.352cm" svg:y="7.638cm">
          <draw:text-box>
            <text:p>Consumer host B</text:p>
          </draw:text-box>
        </draw:frame>
        <draw:frame draw:style-name="gr7" draw:text-style-name="P5" draw:layer="layout" svg:width="3.51cm" svg:height="2.384cm" svg:x="15.752cm" svg:y="14.638cm">
          <draw:text-box>
            <text:p>Consumer host A</text:p>
          </draw:text-box>
        </draw:frame>
        <draw:frame draw:style-name="gr7" draw:text-style-name="P5" draw:layer="layout" svg:width="3.51cm" svg:height="2.384cm" svg:x="15.752cm" svg:y="19.538cm">
          <draw:text-box>
            <text:p>Consumer host B</text:p>
          </draw:text-box>
        </draw:frame>
        <draw:frame draw:style-name="gr7" draw:text-style-name="P5" draw:layer="layout" svg:width="4.277cm" svg:height="2.384cm" svg:x="3.685cm" svg:y="8.338cm">
          <draw:text-box>
            <text:p>Consumer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5T09:21:30.713618307</meta:creation-date>
    <dc:date>2023-07-05T09:46:57.332623464</dc:date>
    <meta:editing-duration>PT25M23S</meta:editing-duration>
    <meta:editing-cycles>11</meta:editing-cycles>
    <meta:generator>LibreOffice/7.2.7.2$Linux_X86_64 LibreOffice_project/20$Build-2</meta:generator>
    <meta:document-statistic meta:object-count="49"/>
  </office:meta>
</office:document-meta>
</file>